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69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182f7c"/>
    </style:style>
    <style:style style:name="T3" style:family="text">
      <style:text-properties fo:color="#182f7c" fo:font-weight="bold" style:font-weight-asian="bold" style:font-weight-complex="bold"/>
    </style:style>
    <style:style style:name="T4" style:family="text">
      <style:text-properties fo:color="#454fa1"/>
    </style:style>
    <style:style style:name="T5" style:family="text">
      <style:text-properties style:font-name="Liberation Sans" style:font-name-asian="Bitstream Vera Sans" style:font-name-complex="Noto Sans Devanagari"/>
    </style:style>
    <style:style style:name="T6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6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jes-1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hes-27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2"/>
        </table:table-row>
        <table:table-row-group>
          <table:table-row table:style-name="ro3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6"/>
            <table:table-cell office:value-type="string" calcext:value-type="string">
              <text:p>x</text:p>
            </table:table-cell>
            <table:table-cell table:number-columns-repeated="2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1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9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4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3">P</text:span>a?</text:p>
              </table:table-cell>
              <table:table-cell table:number-columns-repeated="12"/>
            </table:table-row>
            <table:table-row table:style-name="ro5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4"> </text:span>= Germania?</text:p>
              </table:table-cell>
              <table:table-cell table:number-columns-repeated="4"/>
              <table:table-cell office:value-type="string" calcext:value-type="string">
                <text:p>x, V.14: Rosse, Reitpferde, Maulesel</text:p>
              </table:table-cell>
              <table:table-cell/>
              <table:table-cell office:value-type="string" calcext:value-type="string">
                <text:p>V.6 Haus Togarma im aeussersten Norden hes-38-6</text:p>
                <text:p><text:span text:style-name="T6">Evtl. ist Gog = Togarma (hes-38-14-15)</text:span></text:p>
              </table:table-cell>
              <table:table-cell table:number-columns-repeated="5"/>
            </table:table-row>
          </table:table-row-group>
          <table:table-row table:style-name="ro1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1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4"/>
          </table:table-row>
          <table:table-row table:style-name="ro6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5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7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 office:value-type="string" calcext:value-type="string">
              <text:p>Inseln: V.11</text:p>
            </table:table-cell>
            <table:table-cell/>
            <table:table-cell office:value-type="string" calcext:value-type="string">
              <text:p>5, V. 19 (Beachte: Inseln)</text:p>
            </table:table-cell>
            <table:table-cell/>
            <table:table-cell office:value-type="string" calcext:value-type="string">
              <text:p>x, V.13</text:p>
              <text:p>x, V.19</text:p>
            </table:table-cell>
            <table:table-cell table:number-columns-repeated="2"/>
            <table:table-cell office:value-type="string" calcext:value-type="string">
              <text:p>Inseln: V.6</text:p>
            </table:table-cell>
            <table:table-cell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8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8"/>
              <table:table-cell office:value-type="string" calcext:value-type="string">
                <text:p>V.7: blauer u. roter Purpur von Inseln Elischas</text:p>
              </table:table-cell>
              <table:table-cell table:number-columns-repeated="7"/>
            </table:table-row>
            <table:table-row table:style-name="ro9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</table:table-cell>
              <table:table-cell/>
              <table:table-cell office:value-type="string" calcext:value-type="string">
                <text:p>x, V.1</text:p>
              </table:table-cell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x, V.12</text:p>
                <text:p>x, V.25</text:p>
              </table:table-cell>
              <table:table-cell/>
              <table:table-cell office:value-type="string" calcext:value-type="string">
                <text:p>V. 13 Kaufleute von Tarsis</text:p>
              </table:table-cell>
              <table:table-cell table:number-columns-repeated="5"/>
            </table:table-row>
            <table:table-row table:style-name="ro9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/>
              <table:table-cell office:value-type="string" calcext:value-type="string">
                <text:p>x. V.1/ V.12</text:p>
              </table:table-cell>
              <table:table-cell table:number-columns-repeated="2"/>
              <table:table-cell office:value-type="string" calcext:value-type="string">
                <text:p>x. V.6</text:p>
              </table:table-cell>
              <table:table-cell table:number-columns-repeated="7"/>
            </table:table-row>
            <table:table-row table:style-name="ro1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2"/>
            </table:table-row>
          </table:table-row-group>
          <table:table-row table:style-name="ro8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7"/>
            <table:table-cell office:value-type="string" calcext:value-type="string">
              <text:p>4, V. 19</text:p>
            </table:table-cell>
            <table:table-cell/>
            <table:table-cell office:value-type="string" calcext:value-type="string">
              <text:p>x, V.13</text:p>
            </table:table-cell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4"/>
          </table:table-row>
          <table:table-row table:style-name="ro8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4"/>
            <table:table-cell office:value-type="string" calcext:value-type="string">
              <text:p>x, V.13</text:p>
            </table:table-cell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4"/>
          </table:table-row>
          <table:table-row table:style-name="ro1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9"/>
            <table:table-cell table:style-name="Default"/>
            <table:table-cell table:number-columns-repeated="2"/>
          </table:table-row>
        </table:table-row-group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2"/>
        </table:table-row>
        <table:table-row-group>
          <table:table-row table:style-name="ro1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17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16"/>
            </table:table-row>
            <table:table-row table:style-name="ro2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</text:p>
              </table:table-cell>
              <table:table-cell table:number-columns-repeated="12"/>
            </table:table-row>
            <table:table-row table:style-name="ro1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16"/>
            </table:table-row>
            <table:table-row table:style-name="ro1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16"/>
            </table:table-row>
            <table:table-row table:style-name="ro1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15"/>
            </table:table-row>
            <table:table-row table:style-name="ro1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15"/>
            </table:table-row>
            <table:table-row table:style-name="ro1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16"/>
            </table:table-row>
            <table:table-row table:style-name="ro1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16"/>
            </table:table-row>
          </table:table-row-group>
          <table:table-row table:style-name="ro1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7"/>
          </table:table-row>
          <table:table-row-group>
            <table:table-row table:style-name="ro1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6"/>
            </table:table-row>
            <table:table-row table:style-name="ro1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16"/>
            </table:table-row>
            <table:table-row table:style-name="ro1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16"/>
            </table:table-row>
            <table:table-row table:style-name="ro1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16"/>
            </table:table-row>
            <table:table-row table:style-name="ro1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16"/>
            </table:table-row>
            <table:table-row table:style-name="ro1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16"/>
            </table:table-row>
            <table:table-row table:style-name="ro1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16"/>
            </table:table-row>
          </table:table-row-group>
          <table:table-row table:style-name="ro1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7"/>
            <table:table-cell office:value-type="string" calcext:value-type="string">
              <text:p>Pul?, 2</text:p>
            </table:table-cell>
            <table:table-cell table:number-columns-repeated="9"/>
          </table:table-row>
          <table:table-row table:style-name="ro1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17"/>
          </table:table-row>
        </table:table-row-group>
        <table:table-row-group>
          <table:table-row table:style-name="ro1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16"/>
          </table:table-row>
          <table:table-row table:style-name="ro1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16"/>
          </table:table-row>
          <table:table-row table:style-name="ro1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16"/>
          </table:table-row>
          <table:table-row table:style-name="ro1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16"/>
          </table:table-row>
          <table:table-row table:style-name="ro1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16"/>
          </table:table-row>
          <table:table-row table:style-name="ro1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16"/>
          </table:table-row>
          <table:table-row table:style-name="ro1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16"/>
          </table:table-row>
          <table:table-row table:style-name="ro1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16"/>
          </table:table-row>
          <table:table-row table:style-name="ro1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16"/>
          </table:table-row>
          <table:table-row table:style-name="ro1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16"/>
          </table:table-row>
          <table:table-row table:style-name="ro1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16"/>
          </table:table-row>
        </table:table-row-group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18"/>
        </table:table-row>
        <table:table-row-group>
          <table:table-row table:style-name="ro2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8"/>
          </table:table-row>
          <table:table-row table:style-name="ro10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5">4mo-24-24: Schiffe der Kittim werden Assur demütigen</text:span></text:p>
            </table:table-cell>
            <table:table-cell table:number-columns-repeated="12"/>
          </table:table-row>
          <table:table-row table:style-name="ro1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17"/>
          </table:table-row>
          <table:table-row-group table:display="false">
            <table:table-row table:style-name="ro1" table:visibility="collapse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16"/>
            </table:table-row>
            <table:table-row table:style-name="ro1" table:visibility="collapse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15"/>
            </table:table-row>
            <table:table-row table:style-name="ro9" table:visibility="collapse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2"/>
            </table:table-row>
            <table:table-row table:style-name="ro1" table:visibility="collapse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14"/>
            </table:table-row>
          </table:table-row-group>
          <table:table-row-group>
            <table:table-row table:style-name="ro1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3"/>
            </table:table-row>
            <table:table-row table:style-name="ro1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3"/>
            </table:table-row>
            <table:table-row table:style-name="ro1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3"/>
            </table:table-row>
            <table:table-row table:style-name="ro1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3"/>
            </table:table-row>
            <table:table-row table:style-name="ro1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3"/>
            </table:table-row>
            <table:table-row table:style-name="ro1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3"/>
            </table:table-row>
            <table:table-row table:style-name="ro1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3"/>
            </table:table-row>
            <table:table-row table:style-name="ro1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3"/>
            </table:table-row>
            <table:table-row table:style-name="ro1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3"/>
            </table:table-row>
            <table:table-row table:style-name="ro1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13"/>
            </table:table-row>
            <table:table-row table:style-name="ro1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table:number-columns-repeated="13"/>
            </table:table-row>
            <table:table-row table:style-name="ro2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Hawila auch ein Sohn von Kusch</text:p>
              </table:table-cell>
              <table:table-cell table:number-columns-repeated="12"/>
            </table:table-row>
            <table:table-row table:style-name="ro1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number-columns-repeated="13"/>
            </table:table-row>
          </table:table-row-group>
          <table:table-row table:style-name="ro1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7"/>
            <table:table-cell office:value-type="float" office:value="3" calcext:value-type="float">
              <text:p>3</text:p>
            </table:table-cell>
            <table:table-cell table:number-columns-repeated="9"/>
          </table:table-row>
          <table:table-row table:style-name="ro1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17"/>
          </table:table-row>
        </table:table-row-group>
        <table:table-row-group>
          <table:table-row table:style-name="ro1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16"/>
          </table:table-row>
          <table:table-row table:style-name="ro1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16"/>
          </table:table-row>
          <table:table-row table:style-name="ro1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16"/>
          </table:table-row>
          <table:table-row table:style-name="ro1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16"/>
          </table:table-row>
        </table:table-row-group>
        <table:table-row table:style-name="ro1" table:number-rows-repeated="104850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0:00:20.262153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07T10:18:46.978775477</dc:date>
    <meta:editing-duration>PT6H54M54S</meta:editing-duration>
    <meta:editing-cycles>71</meta:editing-cycles>
    <meta:generator>LibreOffice/6.0.3.2$Linux_X86_64 LibreOffice_project/00m0$Build-2</meta:generator>
    <meta:document-statistic meta:table-count="1" meta:cell-count="327" meta:object-count="0"/>
  </office:meta>
</office:document-meta>
</file>